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Roboto-Italic" svg:font-family="Roboto-Italic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egoe UI" fo:font-weight="bold" officeooo:rsid="000094fe" officeooo:paragraph-rsid="000094fe" style:font-weight-asian="bold" style:font-weight-complex="bold"/>
    </style:style>
    <style:style style:name="P2" style:family="paragraph" style:parent-style-name="Standard">
      <style:text-properties style:font-name="Segoe UI" fo:font-size="14pt" fo:font-weight="bold" officeooo:rsid="000094fe" officeooo:paragraph-rsid="000094fe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text-properties officeooo:paragraph-rsid="000094fe"/>
    </style:style>
    <style:style style:name="P4" style:family="paragraph" style:parent-style-name="Standard">
      <style:text-properties fo:font-size="10pt" fo:font-weight="bold" officeooo:rsid="000094fe" officeooo:paragraph-rsid="000094fe" style:font-size-asian="14pt" style:font-weight-asian="bold" style:font-size-complex="14pt" style:font-weight-complex="bold"/>
    </style:style>
    <style:style style:name="P5" style:family="paragraph" style:parent-style-name="Standard" style:list-style-name="L2">
      <style:text-properties fo:font-size="10pt" fo:font-weight="normal" officeooo:rsid="00016e3b" officeooo:paragraph-rsid="00016e3b" style:font-size-asian="14pt" style:font-weight-asian="normal" style:font-size-complex="14pt" style:font-weight-complex="normal"/>
    </style:style>
    <style:style style:name="P6" style:family="paragraph" style:parent-style-name="Standard" style:list-style-name="L2">
      <style:text-properties fo:font-size="10pt" fo:font-style="italic" fo:font-weight="normal" officeooo:rsid="00016e3b" officeooo:paragraph-rsid="00016e3b" style:font-size-asian="14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 style:list-style-name="L2">
      <style:text-properties fo:font-size="10pt" fo:font-style="italic" fo:font-weight="normal" officeooo:rsid="0002b276" officeooo:paragraph-rsid="0002b276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 style:list-style-name="L1">
      <style:text-properties officeooo:rsid="000094fe" officeooo:paragraph-rsid="000094fe"/>
    </style:style>
    <style:style style:name="P9" style:family="paragraph" style:parent-style-name="Standard">
      <style:text-properties officeooo:rsid="000094fe" officeooo:paragraph-rsid="000094fe"/>
    </style:style>
    <style:style style:name="P10" style:family="paragraph" style:parent-style-name="Standard">
      <style:text-properties fo:font-size="14pt" fo:font-weight="bold" officeooo:rsid="000094fe" officeooo:paragraph-rsid="000094fe" style:font-size-asian="14pt" style:font-weight-asian="bold" style:font-size-complex="14pt" style:font-weight-complex="bold"/>
    </style:style>
    <style:style style:name="P11" style:family="paragraph" style:parent-style-name="Standard" style:list-style-name="L1">
      <style:text-properties officeooo:rsid="0003d9d5" officeooo:paragraph-rsid="0003d9d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font-name="Segoe UI" fo:font-size="10pt" fo:font-style="normal" fo:font-weight="normal" style:font-size-asian="12pt" style:font-style-asian="normal" style:font-weight-asian="normal" style:font-style-complex="normal"/>
    </style:style>
    <style:style style:name="T3" style:family="text">
      <style:text-properties fo:color="#000000" style:font-name="Segoe UI" fo:font-size="10pt" fo:font-style="normal" fo:font-weight="normal" officeooo:rsid="000094fe" style:font-size-asian="12pt" style:font-style-asian="normal" style:font-weight-asian="normal" style:font-style-complex="normal" style:font-weight-complex="bold"/>
    </style:style>
    <style:style style:name="T4" style:family="text">
      <style:text-properties fo:color="#000000" style:font-name="Segoe UI" fo:font-size="10pt" fo:font-style="normal" fo:font-weight="normal" style:font-size-asian="12pt" style:font-style-asian="normal" style:font-weight-asian="normal" style:font-style-complex="normal" style:font-weight-complex="bold"/>
    </style:style>
    <style:style style:name="T5" style:family="text">
      <style:text-properties fo:color="#000000" style:font-name="Segoe UI" fo:font-size="10pt" fo:font-style="normal" fo:font-weight="normal" fo:background-color="#fff200" loext:char-shading-value="0" style:font-size-asian="12pt" style:font-style-asian="normal" style:font-weight-asian="normal" style:font-style-complex="normal" style:font-weight-complex="bold"/>
    </style:style>
    <style:style style:name="T6" style:family="text">
      <style:text-properties fo:color="#000000" style:font-name="Segoe UI" fo:font-size="10pt" fo:font-style="normal" fo:font-weight="normal" fo:background-color="#fff200" loext:char-shading-value="0" style:font-size-asian="12pt" style:font-style-asian="normal" style:font-weight-asian="normal" style:font-style-complex="normal" style:font-weight-complex="bold"/>
    </style:style>
    <style:style style:name="T7" style:family="text">
      <style:text-properties fo:color="#000000" style:font-name="Segoe UI" fo:font-size="10pt" fo:font-style="normal" fo:font-weight="normal" officeooo:rsid="000094fe" fo:background-color="#fff200" loext:char-shading-value="0" style:font-size-asian="12pt" style:font-style-asian="normal" style:font-weight-asian="normal" style:font-style-complex="normal" style:font-weight-complex="bold"/>
    </style:style>
    <style:style style:name="T8" style:family="text">
      <style:text-properties fo:color="#000000" style:font-name="Segoe UI" fo:font-size="10pt" fo:font-style="normal" fo:font-weight="normal" officeooo:rsid="000094fe" fo:background-color="#fff200" loext:char-shading-value="0" style:font-size-asian="12pt" style:font-style-asian="normal" style:font-weight-asian="normal" style:font-style-complex="normal" style:font-weight-complex="bold"/>
    </style:style>
    <style:style style:name="T9" style:family="text">
      <style:text-properties fo:color="#000000" style:font-name="Segoe UI" fo:font-style="normal" style:font-style-asian="normal" style:font-style-complex="normal"/>
    </style:style>
    <style:style style:name="T10" style:family="text">
      <style:text-properties fo:color="#000000" style:font-name="Segoe UI" fo:font-style="normal" fo:background-color="#fff200" loext:char-shading-value="0" style:font-style-asian="normal" style:font-style-complex="normal"/>
    </style:style>
    <style:style style:name="T11" style:family="text">
      <style:text-properties fo:color="#000000" style:font-name="Segoe UI" fo:font-style="normal" fo:background-color="#fff200" loext:char-shading-value="0" style:font-style-asian="normal" style:font-style-complex="normal"/>
    </style:style>
    <style:style style:name="T12" style:family="text">
      <style:text-properties fo:color="#000000" style:font-name="Segoe UI"/>
    </style:style>
    <style:style style:name="T13" style:family="text">
      <style:text-properties style:font-name="Segoe UI" fo:font-size="10pt" fo:font-weight="normal" officeooo:rsid="000094fe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cesso utente : Viola</text:p>
      <text:p text:style-name="P1"><text:span text:style-name="T1"/></text:p>
      <text:list xml:id="list4218506725" text:style-name="L1">
        <text:list-item>
          <text:p text:style-name="P3"><text:span text:style-name="T13">Compila una scheda per un evento, annotando l</text:span><text:span text:style-name="T2">a durata e il numero di servizi richiesti, la data/e, il luogo, il numero previsto di partecipanti, i tipo di servizio </text:span><text:span text:style-name="T3">richiesto, e alcune note sulla tipologia (quanti giorni/servizi, elegante/informale, privato/aziendale)</text:span></text:p>
        </text:list-item>
        <text:list-item>
          <text:p text:style-name="P11"><text:span text:style-name="T8">O</text:span><text:span text:style-name="T6">pzionalmente</text:span><text:span text:style-name="T4"> modifica il numero di partecipanti</text:span></text:p>
        </text:list-item>
        <text:list-item>
          <text:p text:style-name="P8"><text:span text:style-name="T6">Opzionalmente</text:span><text:span text:style-name="T4"> fa pagare una penale al cliente.</text:span></text:p>
        </text:list-item>
        <text:list-item>
          <text:p text:style-name="P8"><text:span text:style-name="T4">Decide quale chef si occuperà dell’evento.</text:span></text:p>
        </text:list-item>
        <text:list-item>
          <text:p text:style-name="P8"><text:span text:style-name="T4">Decide il personale per i vari servizi, </text:span><text:span text:style-name="T6">opzionalmente</text:span><text:span text:style-name="T4"> specificandone i ruoli.</text:span></text:p>
        </text:list-item>
        <text:list-item>
          <text:p text:style-name="P8"><text:span text:style-name="T6">Opzionalmente</text:span><text:span text:style-name="T4"> rimuove il personale in eccesso</text:span></text:p>
        </text:list-item>
        <text:list-item>
          <text:p text:style-name="P8"><text:span text:style-name="T6">Opzionalmente</text:span><text:span text:style-name="T4"> cancella un evento<text:line-break/></text:span><text:span text:style-name="T6">OPPURE</text:span><text:span text:style-name="T4"> modifica la data di un evento<text:line-break/></text:span><text:span text:style-name="T6">OPPURE</text:span><text:span text:style-name="T4"> modifica un servizio</text:span></text:p>
        </text:list-item>
        <text:list-item>
          <text:p text:style-name="P8"><text:span text:style-name="T6">Opzionalmente</text:span><text:span text:style-name="T4"> fa pagare una penale e o annulla un evento o annulla un servizio</text:span></text:p>
        </text:list-item>
        <text:list-item>
          <text:p text:style-name="P8"><text:span text:style-name="T4">Segna delle note riguardanti l’evento, annotando menù, distribuzione del personale ed ulteriori informazioni</text:span></text:p>
        </text:list-item>
      </text:list>
      <text:p text:style-name="P9"><text:span text:style-name="T4"/></text:p>
      <text:p text:style-name="P9"><text:span text:style-name="T4"/></text:p>
      <text:p text:style-name="P10"><text:span text:style-name="T9">Processo utente : Annapaola</text:span></text:p>
      <text:p text:style-name="P4"><text:span text:style-name="T9"/></text:p>
      <text:list xml:id="list2425503457" text:style-name="L2">
        <text:list-item>
          <text:p text:style-name="P5"><text:span text:style-name="T9">Verifica lo stato della cucina nei giorni precedenti all’evento</text:span></text:p>
        </text:list-item>
        <text:list-item>
          <text:p text:style-name="P5"><text:span text:style-name="T11">Opzionalmente</text:span><text:span text:style-name="T9"> accetta la richiesta per un evento</text:span></text:p>
          <text:p text:style-name="P6"><text:span text:style-name="T12">Se ha almeno un evento a cui lavorare prosegue con questo, altrimenti termina</text:span></text:p>
        </text:list-item>
        <text:list-item>
          <text:p text:style-name="P6"><text:span text:style-name="T9">Sceglie lo chef per l’evento</text:span></text:p>
        </text:list-item>
        <text:list-item>
          <text:p text:style-name="P6"><text:span text:style-name="T11">Opzionalmente</text:span><text:span text:style-name="T9"> annota “richieste particolari” riguardanti l’evento</text:span></text:p>
        </text:list-item>
        <text:list-item>
          <text:p text:style-name="P7"><text:span text:style-name="T11">Opzionalmente</text:span><text:span text:style-name="T9"> decide il personale, con rispettivi ruoli, per l’evento</text:span></text:p>
        </text:list-item>
        <text:list-item>
          <text:p text:style-name="P7"><text:span text:style-name="T11">Opzionalmente</text:span><text:span text:style-name="T9"> sceglie la location dell’evento</text:span></text:p>
        </text:list-item>
        <text:list-item>
          <text:p text:style-name="P7"><text:span text:style-name="T11">Opzionalmente</text:span><text:span text:style-name="T9"> segna che un evento è annullato<text:line-break/></text:span><text:span text:style-name="T11">OPPURE</text:span><text:span text:style-name="T9"> segna che un servizio è annullato</text:span></text:p>
          <text:list>
            <text:list-item>
              <text:p text:style-name="P7"><text:span text:style-name="T9">In entrambi i casi libera il personale assegnato a questi ed </text:span><text:span text:style-name="T11">opzionalmente</text:span><text:span text:style-name="T9"> fa pagare una penale al cliente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Roboto-Italic" svg:font-family="Roboto-Italic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04-29T17:46:01.500000000</dc:date>
    <meta:editing-duration>PT14M13S</meta:editing-duration>
    <meta:editing-cycles>2</meta:editing-cycles>
    <meta:document-statistic meta:table-count="0" meta:image-count="0" meta:object-count="0" meta:page-count="1" meta:paragraph-count="20" meta:word-count="228" meta:character-count="1463" meta:non-whitespace-character-count="1273"/>
  </office:meta>
</office:document-meta>
</file>